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13"/>
    <style:style style:name="ce28" style:family="table-cell" style:parent-style-name="Default" style:data-style-name="N115"/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14"/>
    <style:style style:name="ce3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16]/[.C18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6]-[.C27]" office:value-type="float" office:value="0.018" calcext:value-type="float">
            <text:p>0.018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4]+[.C35]+10*LOG10([.C31]/[.C33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6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lpcnet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PCNet codec at around 2000 bits/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78 (504,396) LDPC code designed by vk5ds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8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(cepstrals)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10:.C12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3]/[.C8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7]*[.C13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block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9]-[.C21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21]-[.C18]" office:value-type="float" office:value="84" calcext:value-type="float">
            <text:p>84</text:p>
          </table:table-cell>
          <table:table-cell/>
          <table:table-cell office:value-type="string" calcext:value-type="string">
            <text:p>e.g. could be used for text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7]*[.C8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25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just this until UW symbols/frame +ve</text:p>
          </table:table-cell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6]*[.C28]" office:value-type="float" office:value="210" calcext:value-type="float">
            <text:p>210</text:p>
          </table:table-cell>
          <table:table-cell/>
          <table:table-cell office:value-type="string" calcext:value-type="string">
            <text:p>FEC block and UW symbols</text:p>
          </table:table-cell>
        </table:table-row>
        <table:table-row table:style-name="ro2">
          <table:table-cell/>
          <table:table-cell office:value-type="string" calcext:value-type="string">
            <text:p># FEC block symbols/frame</text:p>
          </table:table-cell>
          <table:table-cell table:formula="of:=[.C21]/2" office:value-type="float" office:value="198" calcext:value-type="float">
            <text:p>1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26]*[.C28]-[.C30]" office:value-type="float" office:value="12" calcext:value-type="float">
            <text:p>12</text:p>
          </table:table-cell>
          <table:table-cell/>
          <table:table-cell office:value-type="string" calcext:value-type="string">
            <text:p>used for frame sync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8]*[.C38]" office:value-type="float" office:value="1463.41463414634" calcext:value-type="float">
            <text:p>1463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3]/[.C25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4]-[.C35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6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8]*[.C28]*2" office:value-type="float" office:value="2926.82926829268" calcext:value-type="float">
            <text:p>2926.83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42]+[.C43]+10*LOG10([.C39]/[.C41])" office:value-type="float" office:value="3.39276134608227" calcext:value-type="float">
            <text:p>3.39</text:p>
          </table:table-cell>
          <table:table-cell/>
          <table:table-cell office:value-type="string" calcext:value-type="string">
            <text:p>AWGN operating point, 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4:34:11.27790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9-02-24T14:43:23.280866790</dc:date>
    <meta:editing-duration>PT13H5M6S</meta:editing-duration>
    <meta:editing-cycles>42</meta:editing-cycles>
    <meta:generator>LibreOffice/5.4.6.2$Linux_X86_64 LibreOffice_project/40m0$Build-2</meta:generator>
    <dc:creator>David </dc:creator>
    <meta:document-statistic meta:table-count="5" meta:cell-count="432" meta:object-count="0"/>
  </office:meta>
</office:document-meta>
</file>